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5.55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Dependency Inf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Version</text:p>
          </table:table-cell>
          <table:table-cell office:value-type="string" table:style-name="ce3">
            <text:p>Notes</text:p>
          </table:table-cell>
          <table:table-cell office:value-type="string" table:style-name="ce2">
            <text:p>Sour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cobi.Vst.Core</text:p>
          </table:table-cell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Jacobi.Vst.Framework</text:p>
          </table:table-cell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Jacobi.Vst.Interop</text:p>
          </table:table-cell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LBIndustrialCtrls</text:p>
          </table:table-cell>
          <table:table-cell office:value-type="string" table:style-name="ce1">
            <text:p>2.1.0.0</text:p>
          </table:table-cell>
          <table:table-cell table:style-name="ce4"/>
          <table:table-cell office:value-type="string" table:style-name="ce1">
            <text:p>Built from SDK\LBIndustrialCtr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q</text:p>
          </table:table-cell>
          <table:table-cell office:value-type="string" table:style-name="ce1">
            <text:p>4.0.0.0</text:p>
          </table:table-cell>
          <table:table-cell table:style-name="ce4"/>
          <table:table-cell office:value-type="string" table:style-name="ce1">
            <text:p>http://code.google.com/p/moq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alc</text:p>
          </table:table-cell>
          <table:table-cell office:value-type="string" table:style-name="ce1">
            <text:p>1.3.6</text:p>
          </table:table-cell>
          <table:table-cell table:style-name="ce4"/>
          <table:table-cell office:value-type="string" table:style-name="ce1">
            <text:p>http://ncalc.codeplex.com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inject</text:p>
          </table:table-cell>
          <table:table-cell office:value-type="string" table:style-name="ce1">
            <text:p>3.0.0.12</text:p>
          </table:table-cell>
          <table:table-cell office:value-type="string" table:style-name="ce4">
            <text:p>The version of ninject on the ninject homepage is not compatible with the client version of .net 4.0.</text:p>
          </table:table-cell>
          <table:table-cell office:value-type="string" table:style-name="ce1">
            <text:p>http://teamcity.codebetter.com/viewType.html?buildTypeId=bt243&amp;tab=buildTypeStatusDi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edGraph</text:p>
          </table:table-cell>
          <table:table-cell office:value-type="string" table:style-name="ce1">
            <text:p>5.1.5.28844</text:p>
          </table:table-cell>
          <table:table-cell table:style-name="ce4"/>
          <table:table-cell office:value-type="string" table:style-name="ce1">
            <text:p>http://sourceforge.net/projects/zedgraph/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b</meta:initial-creator>
    <dc:creator>Rob</dc:creator>
    <meta:creation-date>2012-02-17T21:19:14Z</meta:creation-date>
    <dc:date>2012-02-21T22:58:19Z</dc:date>
  </office:meta>
</office:document-meta>
</file>